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D800000066B2CE42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7.3882in" fo:margin-left="-0.4201in" table:align="left" style:writing-mode="lr-tb"/>
    </style:style>
    <style:style style:name="Table1.A" style:family="table-column">
      <style:table-column-properties style:column-width="0.9in"/>
    </style:style>
    <style:style style:name="Table1.B" style:family="table-column">
      <style:table-column-properties style:column-width="2.3833in"/>
    </style:style>
    <style:style style:name="Table1.C" style:family="table-column">
      <style:table-column-properties style:column-width="1.5118in"/>
    </style:style>
    <style:style style:name="Table1.D" style:family="table-column">
      <style:table-column-properties style:column-width="2.5931in"/>
    </style:style>
    <style:style style:name="Table1.1" style:family="table-row">
      <style:table-row-properties style:min-row-height="0.3667in" style:keep-together="true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3681in" fo:margin-left="-0.4201in" table:align="left" style:writing-mode="lr-tb"/>
    </style:style>
    <style:style style:name="Table2.A" style:family="table-column">
      <style:table-column-properties style:column-width="0.2778in"/>
    </style:style>
    <style:style style:name="Table2.B" style:family="table-column">
      <style:table-column-properties style:column-width="0.6944in"/>
    </style:style>
    <style:style style:name="Table2.C" style:family="table-column">
      <style:table-column-properties style:column-width="1.1111in"/>
    </style:style>
    <style:style style:name="Table2.E" style:family="table-column">
      <style:table-column-properties style:column-width="0.5556in"/>
    </style:style>
    <style:style style:name="Table2.H" style:family="table-column">
      <style:table-column-properties style:column-width="1.8056in"/>
    </style:style>
    <style:style style:name="Table2.I" style:family="table-column">
      <style:table-column-properties style:column-width="0.8403in"/>
    </style:style>
    <style:style style:name="Table2.1" style:family="table-row">
      <style:table-row-properties style:min-row-height="0.7875in" style:keep-together="false"/>
    </style:style>
    <style:style style:name="Table2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I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keep-together="false"/>
    </style:style>
    <style:style style:name="Table2.A2" style:family="table-cell">
      <style:table-cell-properties style:vertical-align="middle" fo:background-color="#e6e6e6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I2" style:family="table-cell">
      <style:table-cell-properties style:vertical-align="middle" fo:background-color="#e6e6e6" fo:padding-left="0.075in" fo:padding-right="0.075in" fo:padding-top="0in" fo:padding-bottom="0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2.3" style:family="table-row">
      <style:table-row-properties style:min-row-height="0.1972in" style:keep-together="false"/>
    </style:style>
    <style:style style:name="Table2.A3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I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4.8611in" fo:margin-left="-0.4201in" table:align="left" style:writing-mode="lr-tb"/>
    </style:style>
    <style:style style:name="Table3.A" style:family="table-column">
      <style:table-column-properties style:column-width="1.2438in"/>
    </style:style>
    <style:style style:name="Table3.B" style:family="table-column">
      <style:table-column-properties style:column-width="0.9021in"/>
    </style:style>
    <style:style style:name="Table3.C" style:family="table-column">
      <style:table-column-properties style:column-width="0.9028in"/>
    </style:style>
    <style:style style:name="Table3.E" style:family="table-column">
      <style:table-column-properties style:column-width="0.9097in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3.E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7.3611in" fo:margin-left="-0.4167in" table:align="left" style:writing-mode="lr-tb"/>
    </style:style>
    <style:style style:name="Table4.A" style:family="table-column">
      <style:table-column-properties style:column-width="1.5139in"/>
    </style:style>
    <style:style style:name="Table4.E" style:family="table-column">
      <style:table-column-properties style:column-width="1.3056in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5" style:family="table">
      <style:table-properties style:width="7.4576in" fo:margin-left="-0.4896in" table:align="left" style:writing-mode="lr-tb"/>
    </style:style>
    <style:style style:name="Table5.A" style:family="table-column">
      <style:table-column-properties style:column-width="5.9722in"/>
    </style:style>
    <style:style style:name="Table5.B" style:family="table-column">
      <style:table-column-properties style:column-width="0.7389in"/>
    </style:style>
    <style:style style:name="Table5.C" style:family="table-column">
      <style:table-column-properties style:column-width="0.7465in"/>
    </style:style>
    <style:style style:name="Table5.1" style:family="table-row">
      <style:table-row-properties style:keep-together="true"/>
    </style:style>
    <style:style style:name="Table5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972in" style:keep-together="true"/>
    </style:style>
    <style:style style:name="Table5.A2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5.C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4375in" fo:margin-left="-0.4896in" table:align="left" style:writing-mode="lr-tb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3.5313in"/>
    </style:style>
    <style:style style:name="Table6.C" style:family="table-column">
      <style:table-column-properties style:column-width="0.4979in"/>
    </style:style>
    <style:style style:name="Table6.D" style:family="table-column">
      <style:table-column-properties style:column-width="2.1583in"/>
    </style:style>
    <style:style style:name="Table6.1" style:family="table-row">
      <style:table-row-properties style:keep-together="true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7.4576in" fo:margin-left="-0.4896in" table:align="left" style:writing-mode="lr-tb"/>
    </style:style>
    <style:style style:name="Table7.A" style:family="table-column">
      <style:table-column-properties style:column-width="3.9257in"/>
    </style:style>
    <style:style style:name="Table7.B" style:family="table-column">
      <style:table-column-properties style:column-width="3.5319in"/>
    </style:style>
    <style:style style:name="Table7.1" style:family="table-row">
      <style:table-row-properties style:keep-together="true"/>
    </style:style>
    <style:style style:name="Table7.A1" style:family="table-cell">
      <style:table-cell-properties style:vertical-align="top" fo:background-color="#e6e6e6" fo:padding-left="0.075in" fo:padding-right="0.075in" fo:padding-top="0in" fo:padding-bottom="0in" fo:border-left="0.0069in solid #000000" fo:border-right="0.0069in solid #000000" fo:border-top="0.0069in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7.B2" style:family="table-cell">
      <style:table-cell-properties style:vertical-align="top" fo:background-color="#e6e6e6" fo:padding-left="0.075in" fo:padding-right="0.075in" fo:padding-top="0in" fo:padding-bottom="0in" fo:border-left="none" fo:border-right="0.0069in solid #000000" fo:border-top="none" fo:border-bottom="0.0069in solid #000000" style:writing-mode="lr-tb">
        <style:background-image/>
      </style:table-cell-properties>
    </style:style>
    <style:style style:name="P1" style:family="paragraph" style:parent-style-name="Standard" style:master-page-name="First_20_Page">
      <style:paragraph-properties fo:margin-left="-0.4165in" fo:margin-right="0in" fo:text-indent="0in" style:auto-text-indent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size="10pt" fo:font-weight="bold" style:font-size-asian="10pt" style:font-weight-asian="bold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margin-left="-0.4165in" fo:margin-right="0in" fo:text-indent="0in" style:auto-text-indent="false"/>
    </style:style>
    <style:style style:name="P5" style:family="paragraph" style:parent-style-name="Standard">
      <style:paragraph-properties fo:margin-left="0.0783in" fo:margin-right="0.0783in" fo:text-align="center" style:justify-single-word="false" fo:text-indent="0in" style:auto-text-indent="false" style:snap-to-layout-grid="false"/>
      <style:text-properties fo:font-size="10pt" fo:font-weight="bold" style:font-size-asian="10pt" style:font-weight-asian="bold" style:text-rotation-angle="90" style:text-rotation-scale="line-height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/>
    </style:style>
    <style:style style:name="P8" style:family="paragraph" style:parent-style-name="Standard">
      <style:paragraph-properties style:snap-to-layout-grid="false"/>
      <style:text-properties fo:font-size="10pt" fo:font-style="italic" style:font-size-asian="10pt" style:font-style-asian="italic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style="italic" style:font-size-asian="10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1" style:family="paragraph" style:parent-style-name="Standard">
      <style:paragraph-properties fo:margin-left="-0.4165in" fo:margin-right="0in" fo:text-indent="0in" style:auto-text-indent="false">
        <style:tab-stops>
          <style:tab-stop style:position="6.4898in"/>
        </style:tab-stops>
      </style:paragraph-properties>
    </style:style>
    <style:style style:name="P12" style:family="paragraph" style:parent-style-name="Standard">
      <style:paragraph-properties style:snap-to-layout-grid="false"/>
    </style:style>
    <style:style style:name="P13" style:family="paragraph">
      <style:paragraph-properties fo:text-align="start"/>
    </style:style>
    <style:style style:name="P14" style:family="paragraph" style:parent-style-name="Standard">
      <style:paragraph-properties fo:margin-left="0.2862in" fo:margin-right="0in" fo:text-indent="-0.2862in" style:auto-text-indent="false" style:snap-to-layout-grid="false"/>
    </style:style>
    <style:style style:name="P15" style:family="paragraph" style:parent-style-name="Standard">
      <style:paragraph-properties fo:margin-left="0.2445in" fo:margin-right="0in" fo:text-indent="-0.2445in" style:auto-text-indent="false" style:snap-to-layout-grid="false"/>
    </style:style>
    <style:style style:name="P16" style:family="paragraph" style:parent-style-name="Standard">
      <style:paragraph-properties fo:margin-left="-0.4165in" fo:margin-right="0in" fo:text-indent="0in" style:auto-text-indent="false"/>
      <style:text-properties fo:font-size="9pt" style:font-size-asian="9pt" style:font-size-complex="9pt"/>
    </style:style>
    <style:style style:name="P17" style:family="paragraph" style:parent-style-name="Title">
      <style:paragraph-properties fo:margin-left="-0.4165in" fo:margin-right="0in" fo:text-align="justify" style:justify-single-word="false" fo:text-indent="0in" style:auto-text-indent="false"/>
      <style:text-properties style:font-name="Arial" fo:font-size="9pt" style:font-size-asian="9pt" style:font-name-complex="Arial" style:font-size-complex="9pt"/>
    </style:style>
    <style:style style:name="P18" style:family="paragraph" style:parent-style-name="Title">
      <style:paragraph-properties fo:margin-left="-0.4165in" fo:margin-right="0in" fo:text-align="justify" style:justify-single-word="false" fo:text-indent="0in" style:auto-text-indent="false">
        <style:tab-stops>
          <style:tab-stop style:position="1.4583in"/>
        </style:tab-stops>
      </style:paragraph-properties>
    </style:style>
    <style:style style:name="P19" style:family="paragraph" style:parent-style-name="Standard">
      <style:paragraph-properties fo:margin-left="-0.4165in" fo:margin-right="0in" fo:text-align="justify" style:justify-single-word="false" fo:text-indent="0in" style:auto-text-indent="false">
        <style:tab-stops>
          <style:tab-stop style:position="0.9327in"/>
          <style:tab-stop style:position="1.4583in"/>
        </style:tab-stops>
      </style:paragraph-properties>
    </style:style>
    <style:style style:name="P20" style:family="paragraph" style:parent-style-name="Heading_20_5">
      <style:paragraph-properties fo:margin-left="-0.4165in" fo:margin-right="0in" fo:text-align="justify" style:justify-single-word="false" fo:text-indent="0in" style:auto-text-indent="false">
        <style:tab-stops>
          <style:tab-stop style:position="0.9327in"/>
          <style:tab-stop style:position="1.4583in"/>
        </style:tab-stops>
      </style:paragraph-properties>
    </style:style>
    <style:style style:name="P21" style:family="paragraph" style:parent-style-name="Standard">
      <style:paragraph-properties fo:margin-left="-0.4165in" fo:margin-right="0in" fo:text-indent="0in" style:auto-text-indent="false" fo:padding-left="0.0555in" fo:padding-right="0in" fo:padding-top="0.0138in" fo:padding-bottom="0.0138in" fo:border="0.0071in solid #000000"/>
      <style:text-properties fo:font-weight="bold" style:font-weight-asian="bold"/>
    </style:style>
    <style:style style:name="P22" style:family="paragraph" style:parent-style-name="Standard">
      <style:paragraph-properties fo:margin-left="-0.4165in" fo:margin-right="0in" fo:text-indent="0in" style:auto-text-indent="false" fo:padding-left="0.0555in" fo:padding-right="0in" fo:padding-top="0.0138in" fo:padding-bottom="0.0138in" fo:border="0.0071in solid #000000"/>
    </style:style>
    <style:style style:name="P23" style:family="paragraph" style:parent-style-name="Standard" style:list-style-name="WW8Num8">
      <style:paragraph-properties fo:margin-left="-0.4165in" fo:margin-right="0in" fo:text-indent="0in" style:auto-text-indent="false" fo:padding-left="0.0555in" fo:padding-right="0in" fo:padding-top="0.0138in" fo:padding-bottom="0.0138in" fo:border="0.0071in solid #000000"/>
    </style:style>
    <style:style style:name="P24" style:family="paragraph" style:parent-style-name="Standard" style:list-style-name="WW8Num8">
      <style:paragraph-properties fo:margin-left="-0.4165in" fo:margin-right="0in" fo:text-indent="0in" style:auto-text-indent="false" fo:padding-left="0.0555in" fo:padding-right="0in" fo:padding-top="0.0138in" fo:padding-bottom="0.0138in" fo:border="0.0071in solid #000000"/>
      <style:text-properties fo:font-size="9pt" style:font-size-asian="9pt" style:font-size-complex="9pt"/>
    </style:style>
    <style:style style:name="P25" style:family="paragraph" style:parent-style-name="Standard">
      <style:paragraph-properties fo:margin-left="-0.4165in" fo:margin-right="0in" fo:text-indent="0.9165in" style:auto-text-indent="false" fo:padding-left="0.0555in" fo:padding-right="0in" fo:padding-top="0.0138in" fo:padding-bottom="0.0138in" fo:border="0.0071in solid #000000"/>
      <style:text-properties fo:font-size="9pt" style:font-size-asian="9pt" style:font-size-complex="9pt"/>
    </style:style>
    <style:style style:name="P26" style:family="paragraph" style:parent-style-name="Standard">
      <style:paragraph-properties fo:margin-left="-0.4165in" fo:margin-right="0in" fo:text-indent="0in" style:auto-text-indent="false" fo:padding-left="0.0555in" fo:padding-right="0in" fo:padding-top="0.0138in" fo:padding-bottom="0.0138in" fo:border="0.0071in solid #000000"/>
      <style:text-properties fo:font-size="9pt" style:font-size-asian="9pt" style:font-size-complex="9pt"/>
    </style:style>
    <style:style style:name="P27" style:family="paragraph" style:parent-style-name="Standard">
      <style:paragraph-properties fo:margin-left="-0.4165in" fo:margin-right="0in" fo:text-indent="0in" style:auto-text-indent="false" fo:padding-left="0.0555in" fo:padding-right="0in" fo:padding-top="0.0138in" fo:padding-bottom="0.0138in" fo:border="0.0071in solid #000000">
        <style:tab-stops>
          <style:tab-stop style:position="5.3472in"/>
          <style:tab-stop style:position="5.7638in"/>
          <style:tab-stop style:position="7.2917in" style:type="right"/>
        </style:tab-stops>
      </style:paragraph-properties>
    </style:style>
    <style:style style:name="P28" style:family="paragraph" style:parent-style-name="Standard">
      <style:paragraph-properties fo:margin-left="-0.4165in" fo:margin-right="0in" fo:text-indent="0in" style:auto-text-indent="false" fo:break-before="page"/>
    </style:style>
    <style:style style:name="P29" style:family="paragraph" style:parent-style-name="Standard" style:list-style-name="WW8Num16">
      <style:paragraph-properties style:snap-to-layout-grid="false"/>
      <style:text-properties style:font-size-complex="11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31" style:family="paragraph" style:parent-style-name="Standard" style:list-style-name="WW8Num16">
      <style:paragraph-properties style:snap-to-layout-grid="false"/>
    </style:style>
    <style:style style:name="P32" style:family="paragraph" style:parent-style-name="Standard">
      <style:paragraph-properties style:snap-to-layout-grid="false"/>
      <style:text-properties style:font-size-complex="11pt"/>
    </style:style>
    <style:style style:name="P33" style:family="paragraph" style:parent-style-name="Standard">
      <style:paragraph-properties fo:margin-left="1.0362in" fo:margin-right="0in" fo:text-indent="-0.5571in" style:auto-text-indent="false" style:snap-to-layout-grid="false">
        <style:tab-stops>
          <style:tab-stop style:position="-0.5555in"/>
        </style:tab-stops>
      </style:paragraph-properties>
    </style:style>
    <style:style style:name="P34" style:family="paragraph" style:parent-style-name="Standard" style:list-style-name="WW8Num5">
      <style:paragraph-properties style:snap-to-layout-grid="false"/>
    </style:style>
    <style:style style:name="P35" style:family="paragraph" style:parent-style-name="Standard">
      <style:paragraph-properties fo:margin-left="-0.4165in" fo:margin-right="0in" fo:text-indent="0in" style:auto-text-indent="false"/>
      <style:text-properties fo:font-size="10pt" fo:font-weight="bold" style:font-size-asian="10pt" style:font-weight-asian="bold"/>
    </style:style>
    <style:style style:name="P36" style:family="paragraph" style:parent-style-name="Standard">
      <style:paragraph-properties fo:margin-left="-0.4165in" fo:margin-right="0in" fo:text-indent="0in" style:auto-text-indent="false"/>
      <style:text-properties fo:font-weight="bold" style:font-weight-asian="bold" style:font-size-complex="11pt"/>
    </style:style>
    <style:style style:name="P37" style:family="paragraph" style:parent-style-name="Standard">
      <style:paragraph-properties fo:margin-left="-0.4165in" fo:margin-right="0in" fo:text-indent="0in" style:auto-text-indent="false"/>
      <style:text-properties fo:font-size="10pt" style:font-size-asian="10pt"/>
    </style:style>
    <style:style style:name="P38" style:family="paragraph" style:parent-style-name="Standard">
      <style:text-properties fo:font-size="10pt" style:font-size-asian="10pt"/>
    </style:style>
    <style:style style:name="P39" style:family="paragraph" style:parent-style-name="Standard">
      <style:paragraph-properties fo:margin-left="-0.0055in" fo:margin-right="0in" fo:text-indent="0in" style:auto-text-indent="false" style:snap-to-layout-grid="false"/>
      <style:text-properties fo:font-weight="bold" style:font-weight-asian="bold" style:font-size-complex="11pt"/>
    </style:style>
    <style:style style:name="P40" style:family="paragraph" style:parent-style-name="Standard">
      <style:paragraph-properties fo:margin-left="-0.0055in" fo:margin-right="0in" fo:text-indent="0in" style:auto-text-indent="false"/>
      <style:text-properties fo:font-weight="bold" style:font-weight-asian="bold" style:font-size-complex="11pt"/>
    </style:style>
    <style:style style:name="P41" style:family="paragraph" style:parent-style-name="Standard">
      <style:paragraph-properties fo:margin-left="-0.0055in" fo:margin-right="0in" fo:text-indent="0in" style:auto-text-indent="false"/>
    </style:style>
    <style:style style:name="P42" style:family="paragraph" style:parent-style-name="Standard">
      <style:text-properties fo:font-size="10pt" fo:font-weight="bold" style:font-size-asian="10pt" style:font-weight-asian="bold"/>
    </style:style>
    <style:style style:name="P43" style:family="paragraph" style:parent-style-name="Standard">
      <style:paragraph-properties>
        <style:tab-stops>
          <style:tab-stop style:position="3.189in" style:type="right"/>
        </style:tab-stops>
      </style:paragraph-properties>
      <style:text-properties fo:font-size="10pt" style:text-underline-style="dotted" style:text-underline-width="auto" style:text-underline-color="font-color" style:font-size-asian="10pt"/>
    </style:style>
    <style:style style:name="P44" style:family="paragraph" style:parent-style-name="Standard">
      <style:paragraph-properties>
        <style:tab-stops>
          <style:tab-stop style:position="2.7465in" style:type="right"/>
        </style:tab-stops>
      </style:paragraph-properties>
      <style:text-properties fo:font-size="10pt" style:text-underline-style="dotted" style:text-underline-width="auto" style:text-underline-color="font-color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/>
    </style:style>
    <style:style style:name="T6" style:family="text">
      <style:text-properties style:font-name="Arial" fo:font-size="9pt" fo:font-style="italic" style:font-size-asian="9pt" style:font-style-asian="italic" style:font-name-complex="Arial" style:font-size-complex="9pt"/>
    </style:style>
    <style:style style:name="T7" style:family="text">
      <style:text-properties style:font-name="Arial" fo:font-size="9pt" fo:font-weight="normal" style:font-size-asian="9pt" style:font-weight-asian="normal" style:font-name-complex="Arial" style:font-size-complex="9pt"/>
    </style:style>
    <style:style style:name="T8" style:family="text"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T9" style:family="text">
      <style:text-properties fo:font-size="9pt" fo:language="en" fo:country="US" fo:font-style="italic" fo:font-weight="bold" style:font-size-asian="9pt" style:language-asian="none" style:country-asian="none" style:font-style-asian="italic" style:font-weight-asian="bold" style:font-size-complex="9pt"/>
    </style:style>
    <style:style style:name="T10" style:family="text">
      <style:text-properties fo:font-size="9pt" fo:language="en" fo:country="US" style:font-size-asian="9pt" style:language-asian="none" style:country-asian="none" style:font-size-complex="9pt"/>
    </style:style>
    <style:style style:name="T11" style:family="text">
      <style:text-properties style:font-name="Arial" fo:font-size="9pt" fo:language="en" fo:country="US" fo:font-style="italic" style:font-size-asian="9pt" style:language-asian="none" style:country-asian="none" style:font-style-asian="italic" style:font-name-complex="Arial" style:font-size-complex="9pt"/>
    </style:style>
    <style:style style:name="T12" style:family="text">
      <style:text-properties style:font-name="Arial" fo:font-size="9pt" fo:language="en" fo:country="US" fo:font-weight="normal" style:font-size-asian="9pt" style:language-asian="none" style:country-asian="none" style:font-weight-asian="normal" style:font-name-complex="Arial" style:font-size-complex="9pt"/>
    </style:style>
    <style:style style:name="T13" style:family="text">
      <style:text-properties fo:font-size="9pt" fo:language="en" fo:country="US" fo:font-weight="bold" style:font-size-asian="9pt" style:language-asian="none" style:country-asian="none" style:font-weight-asian="bold" style:font-size-complex="9pt"/>
    </style:style>
    <style:style style:name="T14" style:family="text">
      <style:text-properties fo:font-size="9pt" fo:language="en" fo:country="US" style:font-size-asian="9pt" style:font-size-complex="9pt"/>
    </style:style>
    <style:style style:name="T15" style:family="text">
      <style:text-properties style:text-underline-style="dotted" style:text-underline-width="auto" style:text-underline-color="font-color" style:font-size-complex="11pt"/>
    </style:style>
    <style:style style:name="T16" style:family="text">
      <style:text-properties style:font-size-complex="11pt"/>
    </style:style>
    <style:style style:name="T17" style:family="text">
      <style:text-properties fo:font-weight="bold" style:font-weight-asian="bold" style:font-size-complex="11pt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3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4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7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8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9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8" form:control-implementation="ooo:com.sun.star.form.component.CheckBox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0" form:control-implementation="ooo:com.sun.star.form.component.CheckBox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7" form:control-implementation="ooo:com.sun.star.form.component.CheckBox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1" form:control-implementation="ooo:com.sun.star.form.component.CheckBox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6" form:control-implementation="ooo:com.sun.star.form.component.CheckBox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2" form:control-implementation="ooo:com.sun.star.form.component.CheckBox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5" form:control-implementation="ooo:com.sun.star.form.component.CheckBox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3" form:control-implementation="ooo:com.sun.star.form.component.CheckBox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4" form:control-implementation="ooo:com.sun.star.form.component.CheckBox" form:id="control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4" form:control-implementation="ooo:com.sun.star.form.component.CheckBox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3" form:control-implementation="ooo:com.sun.star.form.component.CheckBox" form:id="control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5" form:control-implementation="ooo:com.sun.star.form.component.CheckBox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2" form:control-implementation="ooo:com.sun.star.form.component.CheckBox" form:id="control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6" form:control-implementation="ooo:com.sun.star.form.component.CheckBox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1" form:control-implementation="ooo:com.sun.star.form.component.CheckBox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7" form:control-implementation="ooo:com.sun.star.form.component.CheckBox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0" form:control-implementation="ooo:com.sun.star.form.component.CheckBox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8" form:control-implementation="ooo:com.sun.star.form.component.CheckBox" form:id="control2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9" form:control-implementation="ooo:com.sun.star.form.component.CheckBox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 Detai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Book Title</text:p>
          </table:table-cell>
          <table:table-cell table:style-name="Table1.B1" table:number-columns-spanned="3" office:value-type="string">
            <text:p text:style-name="P3"><text:bookmark-start text:name="Text20"/><text:text-input text:description="Text20">          </text:text-input><text:bookmark-end text:name="Text20"/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Publisher</text:p>
          </table:table-cell>
          <table:table-cell table:style-name="Table1.A2" office:value-type="string">
            <text:p text:style-name="P3"><text:bookmark-start text:name="Text21"/><text:text-input text:description="Text21">          </text:text-input><text:bookmark-end text:name="Text21"/></text:p>
          </table:table-cell>
          <table:table-cell table:style-name="Table1.A2" office:value-type="string">
            <text:p text:style-name="P2">Place of Publication</text:p>
          </table:table-cell>
          <table:table-cell table:style-name="Table1.D2" office:value-type="string">
            <text:p text:style-name="P3"><text:bookmark-start text:name="Text23"/><text:text-input text:description="Text23">          </text:text-input><text:bookmark-end text:name="Text23"/></text:p>
          </table:table-cell>
        </table:table-row>
        <table:table-row table:style-name="Table1.1">
          <table:table-cell table:style-name="Table1.A2" office:value-type="string">
            <text:p text:style-name="P2">ISBN</text:p>
          </table:table-cell>
          <table:table-cell table:style-name="Table1.A2" office:value-type="string">
            <text:p text:style-name="P3"><text:bookmark-start text:name="Text22"/><text:text-input text:description="Text22">          </text:text-input><text:bookmark-end text:name="Text22"/></text:p>
          </table:table-cell>
          <table:table-cell table:style-name="Table1.A2" office:value-type="string">
            <text:p text:style-name="P2">Keywords</text:p>
          </table:table-cell>
          <table:table-cell table:style-name="Table1.D2" office:value-type="string">
            <text:p text:style-name="P3"><text:bookmark-start text:name="Text24"/><text:text-input text:description="Text24">          </text:text-input><text:bookmark-end text:name="Text24"/></text:p>
          </table:table-cell>
        </table:table-row>
      </table:table>
      <text:p text:style-name="P4"/>
      <text:p text:style-name="P4"><text:span text:style-name="T1">Author Details – please list in same order on publication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A"/>
        <table:table-column table:style-name="Table2.B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5">Order</text:p>
          </table:table-cell>
          <table:table-cell table:style-name="Table2.A1" office:value-type="string">
            <text:p text:style-name="P6"><text:span text:style-name="T2">Staff/ Student ID</text:span></text:p>
          </table:table-cell>
          <table:table-cell table:style-name="Table2.A1" office:value-type="string">
            <text:p text:style-name="P6"><text:span text:style-name="T2">Surname</text:span></text:p>
          </table:table-cell>
          <table:table-cell table:style-name="Table2.A1" office:value-type="string">
            <text:p text:style-name="P7">First Name</text:p>
          </table:table-cell>
          <table:table-cell table:style-name="Table2.A1" office:value-type="string">
            <text:p text:style-name="P7">Title</text:p>
          </table:table-cell>
          <table:table-cell table:style-name="Table2.A1" office:value-type="string">
            <text:p text:style-name="P5">Gender</text:p>
          </table:table-cell>
          <table:table-cell table:style-name="Table2.A1" office:value-type="string">
            <text:p text:style-name="P6"><text:span text:style-name="T2">Type </text:span><text:span text:style-name="T3">(student, staff, external, adjunct)</text:span></text:p>
          </table:table-cell>
          <table:table-cell table:style-name="Table2.A1" office:value-type="string">
            <text:p text:style-name="P6"><text:span text:style-name="T2">School name or External Org name</text:span></text:p>
          </table:table-cell>
          <table:table-cell table:style-name="Table2.I1" office:value-type="string">
            <text:p text:style-name="P7">School code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e00000</text:p>
          </table:table-cell>
          <table:table-cell table:style-name="Table2.A2" office:value-type="string">
            <text:p text:style-name="P8">Brown</text:p>
          </table:table-cell>
          <table:table-cell table:style-name="Table2.A2" office:value-type="string">
            <text:p text:style-name="P8">John</text:p>
          </table:table-cell>
          <table:table-cell table:style-name="Table2.A2" office:value-type="string">
            <text:p text:style-name="P8">Dr</text:p>
          </table:table-cell>
          <table:table-cell table:style-name="Table2.A2" office:value-type="string">
            <text:p text:style-name="P8">M</text:p>
          </table:table-cell>
          <table:table-cell table:style-name="Table2.A2" office:value-type="string">
            <text:p text:style-name="P8">Staff</text:p>
          </table:table-cell>
          <table:table-cell table:style-name="Table2.A2" office:value-type="string">
            <text:p text:style-name="P8">Research &amp; Innovation</text:p>
          </table:table-cell>
          <table:table-cell table:style-name="Table2.I2" office:value-type="string">
            <text:p text:style-name="P8">40020100</text:p>
          </table:table-cell>
        </table:table-row>
        <table:table-row table:style-name="Table2.3">
          <table:table-cell table:style-name="Table2.A3" office:value-type="string">
            <text:p text:style-name="P3">1</text:p>
          </table:table-cell>
          <table:table-cell table:style-name="Table2.A3" office:value-type="string">
            <text:p text:style-name="P3"><text:bookmark-start text:name="Text25"/><text:text-input text:description="Text25">          </text:text-input><text:bookmark-end text:name="Text25"/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A3" office:value-type="string">
            <text:p text:style-name="P3"><text:bookmark-start text:name="Text3"/><text:text-input text:description="Text3">  </text:text-input><text:bookmark-end text:name="Text3"/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I3" office:value-type="string">
            <text:p text:style-name="P3"><text:text-input text:description="Text21">          </text:text-input></text:p>
          </table:table-cell>
        </table:table-row>
        <table:table-row table:style-name="Table2.3">
          <table:table-cell table:style-name="Table2.A3" office:value-type="string">
            <text:p text:style-name="P3">2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A3" office:value-type="string">
            <text:p text:style-name="P3"><text:text-input text:description="Text3">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I3" office:value-type="string">
            <text:p text:style-name="P3"><text:text-input text:description="Text21">          </text:text-input></text:p>
          </table:table-cell>
        </table:table-row>
        <table:table-row table:style-name="Table2.3">
          <table:table-cell table:style-name="Table2.A3" office:value-type="string">
            <text:p text:style-name="P3">3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A3" office:value-type="string">
            <text:p text:style-name="P3"><text:text-input text:description="Text3">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I3" office:value-type="string">
            <text:p text:style-name="P3"><text:text-input text:description="Text21">          </text:text-input></text:p>
          </table:table-cell>
        </table:table-row>
        <table:table-row table:style-name="Table2.3">
          <table:table-cell table:style-name="Table2.A3" office:value-type="string">
            <text:p text:style-name="P3">4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A3" office:value-type="string">
            <text:p text:style-name="P3"><text:text-input text:description="Text3">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I3" office:value-type="string">
            <text:p text:style-name="P3"><text:text-input text:description="Text21">          </text:text-input></text:p>
          </table:table-cell>
        </table:table-row>
        <table:table-row table:style-name="Table2.3">
          <table:table-cell table:style-name="Table2.A3" office:value-type="string">
            <text:p text:style-name="P3">5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A3" office:value-type="string">
            <text:p text:style-name="P3"><text:text-input text:description="Text3">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I3" office:value-type="string">
            <text:p text:style-name="P3"><text:text-input text:description="Text21">          </text:text-input></text:p>
          </table:table-cell>
        </table:table-row>
        <table:table-row table:style-name="Table2.3">
          <table:table-cell table:style-name="Table2.A3" office:value-type="string">
            <text:p text:style-name="P3">6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A3" office:value-type="string">
            <text:p text:style-name="P3"><text:text-input text:description="Text3">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C3" office:value-type="string">
            <text:p text:style-name="P3"><text:text-input text:description="Text21">          </text:text-input></text:p>
          </table:table-cell>
          <table:table-cell table:style-name="Table2.I3" office:value-type="string">
            <text:p text:style-name="P3"><text:text-input text:description="Text21">          </text:text-input></text:p>
          </table:table-cell>
        </table:table-row>
      </table:table>
      <text:p text:style-name="P4"/>
      <text:p text:style-name="P4"><text:span text:style-name="T1">RFCD Codes</text:span><text:span text:style-name="T4"> (please see http://www.rmit.edu.au/browse;ID=sysybiltujyv) if more than 1 RFCD please ensure the % totals 100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2">RFCD Code</text:p>
          </table:table-cell>
          <table:table-cell table:style-name="Table3.B1" office:value-type="string">
            <text:p text:style-name="P9">240101</text:p>
          </table:table-cell>
          <table:table-cell table:style-name="Table3.A1" office:value-type="string">
            <text:p text:style-name="P10"><text:bookmark-start text:name="Text10"/><text:text-input text:description="Text10">          </text:text-input><text:bookmark-end text:name="Text10"/></text:p>
          </table:table-cell>
          <table:table-cell table:style-name="Table3.A1" office:value-type="string">
            <text:p text:style-name="P10"><text:bookmark-start text:name="Text11"/><text:text-input text:description="Text11">          </text:text-input><text:bookmark-end text:name="Text11"/></text:p>
          </table:table-cell>
          <table:table-cell table:style-name="Table3.E1" office:value-type="string">
            <text:p text:style-name="P10"><text:bookmark-start text:name="Text12"/><text:text-input text:description="Text12">          </text:text-input><text:bookmark-end text:name="Text12"/></text:p>
          </table:table-cell>
        </table:table-row>
        <table:table-row table:style-name="Table3.1">
          <table:table-cell table:style-name="Table3.A2" office:value-type="string">
            <text:p text:style-name="P2">% split</text:p>
          </table:table-cell>
          <table:table-cell table:style-name="Table3.B2" office:value-type="string">
            <text:p text:style-name="P9">100%</text:p>
          </table:table-cell>
          <table:table-cell table:style-name="Table3.A2" office:value-type="string">
            <text:p text:style-name="P10"><text:bookmark-start text:name="Text13"/><text:text-input text:description="Text13">        </text:text-input><text:bookmark-end text:name="Text13"/></text:p>
          </table:table-cell>
          <table:table-cell table:style-name="Table3.A2" office:value-type="string">
            <text:p text:style-name="P10"><text:bookmark-start text:name="Text14"/><text:bookmark-start text:name="OLE_LINK1"/><text:text-input text:description="Text14">        </text:text-input><text:bookmark-end text:name="Text14"/><text:bookmark-end text:name="OLE_LINK1"/></text:p>
          </table:table-cell>
          <table:table-cell table:style-name="Table3.E2" office:value-type="string">
            <text:p text:style-name="P10"><text:text-input text:description="Text14">        </text:text-input></text:p>
          </table:table-cell>
        </table:table-row>
      </table:table>
      <text:p text:style-name="P11"/>
      <text:p text:style-name="P4"><text:span text:style-name="T1">Virtual Research Innovation Institution (VRII) – choose one</text:span><text:span text:style-name="T4">*</text:span></text:p>
      <table:table table:name="Table4" table:style-name="Table4">
        <table:table-column table:style-name="Table4.A" table:number-columns-repeated="4"/>
        <table:table-column table:style-name="Table4.E"/>
        <table:table-row table:style-name="Table4.1">
          <table:table-cell table:style-name="Table4.A1" office:value-type="string">
            <text:p text:style-name="P12"><text:bookmark-start text:name="Check1"/><text:span text:style-name="T5"><draw:control text:anchor-type="as-char" draw:z-index="0" draw:style-name="gr1" draw:text-style-name="P13" svg:width="0.1252in" svg:height="0.1252in" draw:control="control1"/></text:span><text:bookmark-end text:name="Check1"/><text:span text:style-name="T5"> <text:s/>Biotechnology</text:span></text:p>
          </table:table-cell>
          <table:table-cell table:style-name="Table4.A1" office:value-type="string">
            <text:p text:style-name="P14"><text:bookmark-start text:name="Check2"/><text:span text:style-name="T5"><draw:control text:anchor-type="as-char" draw:z-index="1" draw:style-name="gr1" draw:text-style-name="P13" svg:width="0.1252in" svg:height="0.1252in" draw:control="control2"/></text:span><text:bookmark-end text:name="Check2"/><text:span text:style-name="T5"><text:tab/>Global Sustainability</text:span></text:p>
          </table:table-cell>
          <table:table-cell table:style-name="Table4.A1" office:value-type="string">
            <text:p text:style-name="P12"><text:bookmark-start text:name="Check3"/><text:span text:style-name="T5"><draw:control text:anchor-type="as-char" draw:z-index="2" draw:style-name="gr1" draw:text-style-name="P13" svg:width="0.1252in" svg:height="0.1252in" draw:control="control3"/></text:span><text:bookmark-end text:name="Check3"/><text:span text:style-name="T5"> <text:s/>Globalisation</text:span></text:p>
          </table:table-cell>
          <table:table-cell table:style-name="Table4.A1" office:value-type="string">
            <text:p text:style-name="P15"><text:bookmark-start text:name="Check4"/><text:span text:style-name="T5"><draw:control text:anchor-type="as-char" draw:z-index="3" draw:style-name="gr1" draw:text-style-name="P13" svg:width="0.1252in" svg:height="0.1252in" draw:control="control4"/></text:span><text:bookmark-end text:name="Check4"/><text:span text:style-name="T5"><text:tab/>ICT Interactive Information</text:span></text:p>
          </table:table-cell>
          <table:table-cell table:style-name="Table4.A1" office:value-type="string">
            <text:p text:style-name="P12"><text:bookmark-start text:name="Check5"/><text:span text:style-name="T5"><draw:control text:anchor-type="as-char" draw:z-index="4" draw:style-name="gr1" draw:text-style-name="P13" svg:width="0.1252in" svg:height="0.1252in" draw:control="control5"/></text:span><text:bookmark-end text:name="Check5"/><text:span text:style-name="T5"> <text:s/>Not aligned</text:span></text:p>
          </table:table-cell>
        </table:table-row>
      </table:table>
      <text:p text:style-name="P16"/>
      <text:p text:style-name="P17">**VRII Definitions</text:p>
      <text:p text:style-name="P18"><text:span text:style-name="T6">Biotechnology </text:span><text:span text:style-name="T7">- may</text:span><text:span text:style-name="T8"> include but not restricted to: human medical science; complementary medicine; plant science etc.</text:span></text:p>
      <text:p text:style-name="P19"><text:span text:style-name="T9">Global Sustainability </text:span><text:span text:style-name="T10">- may include but not be restricted to: environmental/ecological sustainability (including regional and rural development); human/enterprise organisation (including knowledge management and entrepreneurship/innovation), etc.</text:span></text:p>
      <text:p text:style-name="P20"><text:span text:style-name="T11">Globalisation </text:span><text:span text:style-name="T12">- m</text:span><text:span text:style-name="T8">ay include but not be restricted to: transnationalism; cultural diversity, etc</text:span></text:p>
      <text:p text:style-name="P4"><text:span text:style-name="T9">ICT Interactive <text:s/>Information</text:span><text:span text:style-name="T10"> </text:span><text:span text:style-name="T13">-</text:span><text:span text:style-name="T10"> m</text:span><text:span text:style-name="T14">ay include but not be restricted to: spatial and sonological architecture (including geospatial); visualization; design (including digital and software); smart manufacturing/materials (including sensing, nanotechnology, aerospace).</text:span></text:p>
      <text:p text:style-name="P4"/>
      <text:p text:style-name="P21">Author Verification</text:p>
      <text:p text:style-name="P22"><text:span text:style-name="T4">I, as the first named RMIT author of this book, confirm the following:</text:span></text:p>
      <text:list text:style-name="WW8Num8">
        <text:list-item>
          <text:p text:style-name="P23"><text:span text:style-name="T4">This publication meets the DEST definition of research.</text:span></text:p>
        </text:list-item>
        <text:list-item>
          <text:p text:style-name="P23"><text:span text:style-name="T4">This publication was published in 2005.</text:span></text:p>
        </text:list-item>
        <text:list-item>
          <text:p text:style-name="P23"><text:span text:style-name="T4">The research for this publication was undertaken in my capacity as a staff member or student of RMIT University.</text:span></text:p>
        </text:list-item>
        <text:list-item>
          <text:p text:style-name="P23"><text:span text:style-name="T4">This publication is a major work of scholarship.</text:span></text:p>
        </text:list-item>
        <text:list-item>
          <text:p text:style-name="P23"><text:span text:style-name="T4">This publication was written entirely by a single author, or joint by authors who share responsibility for the whole book.</text:span></text:p>
        </text:list-item>
        <text:list-item>
          <text:p text:style-name="P24">This is the first time this publication has been submitted for inclusion in the DEST Research Publications Collection and that it is mainly unpublished material, making a substantial contribution to knowledge.</text:p>
        </text:list-item>
        <text:list-item>
          <text:p text:style-name="P23"><text:span text:style-name="T4">This publication was published by a commercial publisher.</text:span></text:p>
        </text:list-item>
        <text:list-item>
          <text:p text:style-name="P24">This publication is offered for sale:</text:p>
        </text:list-item>
      </text:list>
      <text:p text:style-name="P25">a)<text:tab/>for hard copies – bound;</text:p>
      <text:p text:style-name="P25">b)<text:tab/>for CD-ROMs – packaged; or</text:p>
      <text:p text:style-name="P25">c)<text:tab/>for e-books – on a subscription or fee basis).</text:p>
      <text:p text:style-name="P22"><text:span text:style-name="T4">9.<text:tab/>This publication has an ISBN (International Standard Book Number)</text:span></text:p>
      <text:p text:style-name="P26"/>
      <text:p text:style-name="P27"><text:span text:style-name="T1">Signature of first named RMIT Author</text:span><text:span text:style-name="T15"><text:tab/></text:span><text:span text:style-name="T16"><text:tab/>Date:</text:span><text:span text:style-name="T15"><text:tab/></text:span></text:p>
      <text:p text:style-name="P28"><text:span text:style-name="T17">VERIFICATION MATERIAL CHECKLIST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The following is required to be attached:</text:p>
          </table:table-cell>
          <table:table-cell table:style-name="Table5.A1" office:value-type="string">
            <text:p text:style-name="P7">School Check</text:p>
          </table:table-cell>
          <table:table-cell table:style-name="Table5.C1" office:value-type="string">
            <text:p text:style-name="P7">Portfolio Check</text:p>
          </table:table-cell>
        </table:table-row>
        <table:table-row table:style-name="Table5.2">
          <table:table-cell table:style-name="Table5.A2" office:value-type="string">
            <text:list text:style-name="WW8Num16">
              <text:list-item>
                <text:p text:style-name="P29">Copy of one book chapter and School sighting of entire publication</text:p>
              </text:list-item>
            </text:list>
          </table:table-cell>
          <table:table-cell table:style-name="Table5.A2" office:value-type="string">
            <text:p text:style-name="P30"><text:bookmark-start text:name="Check6"/><draw:control text:anchor-type="as-char" draw:z-index="5" draw:style-name="gr1" draw:text-style-name="P13" svg:width="0.1252in" svg:height="0.1252in" draw:control="control6"/><text:bookmark-end text:name="Check6"/></text:p>
          </table:table-cell>
          <table:table-cell table:style-name="Table5.C2" office:value-type="string">
            <text:p text:style-name="P30"><text:bookmark-start text:name="Check7"/><draw:control text:anchor-type="as-char" draw:z-index="6" draw:style-name="gr1" draw:text-style-name="P13" svg:width="0.1252in" svg:height="0.1252in" draw:control="control7"/><text:bookmark-end text:name="Check7"/></text:p>
          </table:table-cell>
        </table:table-row>
        <table:table-row table:style-name="Table5.2">
          <table:table-cell table:style-name="Table5.A2" office:value-type="string">
            <text:list text:style-name="WW8Num16" text:continue-numbering="true">
              <text:list-item>
                <text:p text:style-name="P29">Copy of book cover</text:p>
              </text:list-item>
            </text:list>
          </table:table-cell>
          <table:table-cell table:style-name="Table5.A2" office:value-type="string">
            <text:p text:style-name="P30"><text:bookmark-start text:name="Check8"/><draw:control text:anchor-type="as-char" draw:z-index="7" draw:style-name="gr1" draw:text-style-name="P13" svg:width="0.1252in" svg:height="0.1252in" draw:control="control8"/><text:bookmark-end text:name="Check8"/></text:p>
          </table:table-cell>
          <table:table-cell table:style-name="Table5.C2" office:value-type="string">
            <text:p text:style-name="P30"><text:bookmark-start text:name="Check29"/><draw:control text:anchor-type="as-char" draw:z-index="8" draw:style-name="gr1" draw:text-style-name="P13" svg:width="0.1252in" svg:height="0.1252in" draw:control="control9"/><text:bookmark-end text:name="Check29"/></text:p>
          </table:table-cell>
        </table:table-row>
        <table:table-row table:style-name="Table5.2">
          <table:table-cell table:style-name="Table5.A2" office:value-type="string">
            <text:list text:style-name="WW8Num16" text:continue-numbering="true">
              <text:list-item>
                <text:p text:style-name="P29">Copy of introduction / preface</text:p>
              </text:list-item>
            </text:list>
          </table:table-cell>
          <table:table-cell table:style-name="Table5.A2" office:value-type="string">
            <text:p text:style-name="P30"><text:bookmark-start text:name="Check9"/><draw:control text:anchor-type="as-char" draw:z-index="9" draw:style-name="gr1" draw:text-style-name="P13" svg:width="0.1252in" svg:height="0.1252in" draw:control="control10"/><text:bookmark-end text:name="Check9"/></text:p>
          </table:table-cell>
          <table:table-cell table:style-name="Table5.C2" office:value-type="string">
            <text:p text:style-name="P30"><text:bookmark-start text:name="Check28"/><draw:control text:anchor-type="as-char" draw:z-index="10" draw:style-name="gr1" draw:text-style-name="P13" svg:width="0.1252in" svg:height="0.1252in" draw:control="control11"/><text:bookmark-end text:name="Check28"/></text:p>
          </table:table-cell>
        </table:table-row>
        <table:table-row table:style-name="Table5.2">
          <table:table-cell table:style-name="Table5.A2" office:value-type="string">
            <text:list text:style-name="WW8Num16" text:continue-numbering="true">
              <text:list-item>
                <text:p text:style-name="P29">Copy of table of contents</text:p>
              </text:list-item>
            </text:list>
          </table:table-cell>
          <table:table-cell table:style-name="Table5.A2" office:value-type="string">
            <text:p text:style-name="P30"><text:bookmark-start text:name="Check10"/><draw:control text:anchor-type="as-char" draw:z-index="11" draw:style-name="gr1" draw:text-style-name="P13" svg:width="0.1252in" svg:height="0.1252in" draw:control="control12"/><text:bookmark-end text:name="Check10"/></text:p>
          </table:table-cell>
          <table:table-cell table:style-name="Table5.C2" office:value-type="string">
            <text:p text:style-name="P30"><text:bookmark-start text:name="Check27"/><draw:control text:anchor-type="as-char" draw:z-index="12" draw:style-name="gr1" draw:text-style-name="P13" svg:width="0.1252in" svg:height="0.1252in" draw:control="control13"/><text:bookmark-end text:name="Check27"/></text:p>
          </table:table-cell>
        </table:table-row>
        <table:table-row table:style-name="Table5.2">
          <table:table-cell table:style-name="Table5.A2" office:value-type="string">
            <text:list text:style-name="WW8Num16" text:continue-numbering="true">
              <text:list-item>
                <text:p text:style-name="P31"><text:span text:style-name="T16">Copies of any pages showing the following </text:span><text:span text:style-name="T4">(if information not already included in above:</text:span></text:p>
              </text:list-item>
            </text:list>
          </table:table-cell>
          <table:table-cell table:style-name="Table5.A2" office:value-type="string">
            <text:p text:style-name="P30"><text:bookmark-start text:name="Check11"/><draw:control text:anchor-type="as-char" draw:z-index="13" draw:style-name="gr1" draw:text-style-name="P13" svg:width="0.1252in" svg:height="0.1252in" draw:control="control14"/><text:bookmark-end text:name="Check11"/></text:p>
          </table:table-cell>
          <table:table-cell table:style-name="Table5.C2" office:value-type="string">
            <text:p text:style-name="P30"><text:bookmark-start text:name="Check26"/><draw:control text:anchor-type="as-char" draw:z-index="14" draw:style-name="gr1" draw:text-style-name="P13" svg:width="0.1252in" svg:height="0.1252in" draw:control="control15"/><text:bookmark-end text:name="Check26"/></text:p>
          </table:table-cell>
        </table:table-row>
        <table:table-row table:style-name="Table5.2">
          <table:table-cell table:style-name="Table5.A2" office:value-type="string">
            <text:p text:style-name="P32"><text:tab/>(a)<text:tab/>name of book</text:p>
          </table:table-cell>
          <table:table-cell table:style-name="Table5.A2" office:value-type="string">
            <text:p text:style-name="P30"><text:bookmark-start text:name="Check12"/><draw:control text:anchor-type="as-char" draw:z-index="15" draw:style-name="gr1" draw:text-style-name="P13" svg:width="0.1252in" svg:height="0.1252in" draw:control="control16"/><text:bookmark-end text:name="Check12"/></text:p>
          </table:table-cell>
          <table:table-cell table:style-name="Table5.C2" office:value-type="string">
            <text:p text:style-name="P30"><text:bookmark-start text:name="Check25"/><draw:control text:anchor-type="as-char" draw:z-index="16" draw:style-name="gr1" draw:text-style-name="P13" svg:width="0.1252in" svg:height="0.1252in" draw:control="control17"/><text:bookmark-end text:name="Check25"/></text:p>
          </table:table-cell>
        </table:table-row>
        <table:table-row table:style-name="Table5.2">
          <table:table-cell table:style-name="Table5.A2" office:value-type="string">
            <text:p text:style-name="P32"><text:tab/>(b)<text:tab/>editor(s)</text:p>
          </table:table-cell>
          <table:table-cell table:style-name="Table5.A2" office:value-type="string">
            <text:p text:style-name="P30"><text:bookmark-start text:name="Check13"/><draw:control text:anchor-type="as-char" draw:z-index="17" draw:style-name="gr1" draw:text-style-name="P13" svg:width="0.1252in" svg:height="0.1252in" draw:control="control18"/><text:bookmark-end text:name="Check13"/></text:p>
          </table:table-cell>
          <table:table-cell table:style-name="Table5.C2" office:value-type="string">
            <text:p text:style-name="P30"><text:bookmark-start text:name="Check24"/><draw:control text:anchor-type="as-char" draw:z-index="18" draw:style-name="gr1" draw:text-style-name="P13" svg:width="0.1252in" svg:height="0.1252in" draw:control="control19"/><text:bookmark-end text:name="Check24"/></text:p>
          </table:table-cell>
        </table:table-row>
        <table:table-row table:style-name="Table5.2">
          <table:table-cell table:style-name="Table5.A2" office:value-type="string">
            <text:p text:style-name="P32"><text:tab/>(c)<text:tab/>publisher</text:p>
          </table:table-cell>
          <table:table-cell table:style-name="Table5.A2" office:value-type="string">
            <text:p text:style-name="P30"><text:bookmark-start text:name="Check14"/><draw:control text:anchor-type="as-char" draw:z-index="19" draw:style-name="gr1" draw:text-style-name="P13" svg:width="0.1252in" svg:height="0.1252in" draw:control="control20"/><text:bookmark-end text:name="Check14"/></text:p>
          </table:table-cell>
          <table:table-cell table:style-name="Table5.C2" office:value-type="string">
            <text:p text:style-name="P30"><text:bookmark-start text:name="Check23"/><draw:control text:anchor-type="as-char" draw:z-index="20" draw:style-name="gr1" draw:text-style-name="P13" svg:width="0.1252in" svg:height="0.1252in" draw:control="control21"/><text:bookmark-end text:name="Check23"/></text:p>
          </table:table-cell>
        </table:table-row>
        <table:table-row table:style-name="Table5.2">
          <table:table-cell table:style-name="Table5.A2" office:value-type="string">
            <text:p text:style-name="P32"><text:tab/>(d)<text:tab/>ISBN</text:p>
          </table:table-cell>
          <table:table-cell table:style-name="Table5.A2" office:value-type="string">
            <text:p text:style-name="P30"><text:bookmark-start text:name="Check15"/><draw:control text:anchor-type="as-char" draw:z-index="21" draw:style-name="gr1" draw:text-style-name="P13" svg:width="0.1252in" svg:height="0.1252in" draw:control="control22"/><text:bookmark-end text:name="Check15"/></text:p>
          </table:table-cell>
          <table:table-cell table:style-name="Table5.C2" office:value-type="string">
            <text:p text:style-name="P30"><text:bookmark-start text:name="Check22"/><draw:control text:anchor-type="as-char" draw:z-index="22" draw:style-name="gr1" draw:text-style-name="P13" svg:width="0.1252in" svg:height="0.1252in" draw:control="control23"/><text:bookmark-end text:name="Check22"/></text:p>
          </table:table-cell>
        </table:table-row>
        <table:table-row table:style-name="Table5.2">
          <table:table-cell table:style-name="Table5.A2" office:value-type="string">
            <text:p text:style-name="P32"><text:tab/>(e)<text:tab/>Year published (or copyright year)</text:p>
          </table:table-cell>
          <table:table-cell table:style-name="Table5.A2" office:value-type="string">
            <text:p text:style-name="P30"><text:bookmark-start text:name="Check16"/><draw:control text:anchor-type="as-char" draw:z-index="23" draw:style-name="gr1" draw:text-style-name="P13" svg:width="0.1252in" svg:height="0.1252in" draw:control="control24"/><text:bookmark-end text:name="Check16"/></text:p>
          </table:table-cell>
          <table:table-cell table:style-name="Table5.C2" office:value-type="string">
            <text:p text:style-name="P30"><text:bookmark-start text:name="Check21"/><draw:control text:anchor-type="as-char" draw:z-index="24" draw:style-name="gr1" draw:text-style-name="P13" svg:width="0.1252in" svg:height="0.1252in" draw:control="control25"/><text:bookmark-end text:name="Check21"/></text:p>
          </table:table-cell>
        </table:table-row>
        <table:table-row table:style-name="Table5.2">
          <table:table-cell table:style-name="Table5.A2" office:value-type="string">
            <text:p text:style-name="P33"><text:span text:style-name="T16">(f)<text:tab/>By-line </text:span><text:span text:style-name="T17">or</text:span><text:span text:style-name="T16"> footnote or statement in publication indicating research undertaken in author’s capacity as a staff member or student of RMIT</text:span></text:p>
          </table:table-cell>
          <table:table-cell table:style-name="Table5.A2" office:value-type="string">
            <text:p text:style-name="P30"><text:bookmark-start text:name="Check17"/><draw:control text:anchor-type="as-char" draw:z-index="25" draw:style-name="gr1" draw:text-style-name="P13" svg:width="0.1252in" svg:height="0.1252in" draw:control="control26"/><text:bookmark-end text:name="Check17"/></text:p>
          </table:table-cell>
          <table:table-cell table:style-name="Table5.C2" office:value-type="string">
            <text:p text:style-name="P30"><text:bookmark-start text:name="Check20"/><draw:control text:anchor-type="as-char" draw:z-index="26" draw:style-name="gr1" draw:text-style-name="P13" svg:width="0.1252in" svg:height="0.1252in" draw:control="control27"/><text:bookmark-end text:name="Check20"/></text:p>
          </table:table-cell>
        </table:table-row>
        <table:table-row table:style-name="Table5.1">
          <table:table-cell table:style-name="Table5.A2" office:value-type="string">
            <text:list text:style-name="WW8Num5">
              <text:list-item>
                <text:p text:style-name="P34"><text:span text:style-name="T16">Commercial publisher (inclusion on DEST’s Register of Commercial Publishers or if not on list evidence that the organisation meets the DEST definition of commercial publisher.</text:span></text:p>
              </text:list-item>
            </text:list>
          </table:table-cell>
          <table:table-cell table:style-name="Table5.A2" office:value-type="string">
            <text:p text:style-name="P30"><text:bookmark-start text:name="Check18"/><draw:control text:anchor-type="as-char" draw:z-index="27" draw:style-name="gr1" draw:text-style-name="P13" svg:width="0.1252in" svg:height="0.1252in" draw:control="control28"/><text:bookmark-end text:name="Check18"/></text:p>
          </table:table-cell>
          <table:table-cell table:style-name="Table5.C2" office:value-type="string">
            <text:p text:style-name="P30"><text:bookmark-start text:name="Check19"/><draw:control text:anchor-type="as-char" draw:z-index="28" draw:style-name="gr1" draw:text-style-name="P13" svg:width="0.1252in" svg:height="0.1252in" draw:control="control29"/><text:bookmark-end text:name="Check19"/></text:p>
          </table:table-cell>
        </table:table-row>
      </table:table>
      <text:p text:style-name="P35"/>
      <text:p text:style-name="P35"/>
      <text:p text:style-name="P36">DATA ENTRY</text:p>
      <text:p text:style-name="P3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Data Entry by:</text:p>
            <text:p text:style-name="P38">(please print</text:p>
          </table:table-cell>
          <table:table-cell table:style-name="Table6.B1" office:value-type="string">
            <text:p text:style-name="P3"/>
          </table:table-cell>
          <table:table-cell table:style-name="Table6.B1" office:value-type="string">
            <text:p text:style-name="P2">Date:</text:p>
          </table:table-cell>
          <table:table-cell table:style-name="Table6.D1" office:value-type="string">
            <text:p text:style-name="P3"/>
          </table:table-cell>
        </table:table-row>
      </table:table>
      <text:p text:style-name="P35"/>
      <text:p text:style-name="P3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9"/>
            <text:p text:style-name="P40">VERIFICATION</text:p>
            <text:p text:style-name="P41"><text:span text:style-name="T5">All information as listed above is complete and attached to this form</text:span></text:p>
            <text:p text:style-name="P42"/>
          </table:table-cell>
          <table:covered-table-cell/>
        </table:table-row>
        <table:table-row table:style-name="Table7.1">
          <table:table-cell table:style-name="Table7.A2" office:value-type="string">
            <text:p text:style-name="P3"/>
            <text:p text:style-name="Standard"><text:span text:style-name="T2">SCHOOL TO VERIFY:</text:span></text:p>
            <text:p text:style-name="P38"/>
            <text:p text:style-name="P38"/>
            <text:p text:style-name="P38"/>
            <text:p text:style-name="P43"><text:tab/></text:p>
            <text:p text:style-name="P42">Signed on behalf of School</text:p>
          </table:table-cell>
          <table:table-cell table:style-name="Table7.B2" office:value-type="string">
            <text:p text:style-name="P3"/>
            <text:p text:style-name="Standard"><text:span text:style-name="T2">PORTFOLIO TO VERIFY:</text:span></text:p>
            <text:p text:style-name="P38"/>
            <text:p text:style-name="P38"/>
            <text:p text:style-name="P38"/>
            <text:p text:style-name="P44"><text:tab/></text:p>
            <text:p text:style-name="P42">Signed on behalf of Portfolio</text:p>
            <text:p text:style-name="P4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n" fo:country="AU" style:font-name-asian="Times New Roman" style:font-size-asian="11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Times New Roman" fo:font-size="14pt" fo:font-weight="bold" style:font-size-asian="14pt" style:font-weight-asian="bold" style:font-name-complex="Times New Roman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6pt" style:font-size-asian="6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6pt" style:font-size-asian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ffffff" style:text-underline-style="solid" style:text-underline-width="auto" style:text-underline-color="font-color"/>
    </style:style>
    <style:style style:name="WW8Num1z0" style:family="text">
      <style:text-properties fo:color="#ff0000"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7z0" style:family="text">
      <style:text-properties fo:color="#ff0000"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10z0" style:family="text">
      <style:text-properties fo:color="#ff0000"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fo:font-size="11pt" style:font-size-asian="11pt"/>
    </style:style>
    <style:style style:name="WW8Num12z0" style:family="text">
      <style:text-properties fo:color="#ff0000"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fo:color="#ff0000"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fo:font-size="11pt" style:font-size-asian="11pt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fo:color="#ff0000"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291in" text:min-label-width="0.25in"/>
      </text:list-level-style-number>
      <text:list-level-style-number text:level="2" style:num-suffix="." style:num-format="a" style:num-letter-sync="true">
        <style:list-level-properties text:space-before="1.2291in" text:min-label-width="0.25in"/>
      </text:list-level-style-number>
      <text:list-level-style-number text:level="3" style:num-suffix="." style:num-format="i">
        <style:list-level-properties text:min-label-width="1.9791in" text:min-label-distance="0.1252in" fo:text-align="end"/>
      </text:list-level-style-number>
      <text:list-level-style-number text:level="4" style:num-suffix="." style:num-format="1">
        <style:list-level-properties text:space-before="2.2291in" text:min-label-width="0.25in"/>
      </text:list-level-style-number>
      <text:list-level-style-number text:level="5" style:num-suffix="." style:num-format="a" style:num-letter-sync="true">
        <style:list-level-properties text:space-before="2.7291in" text:min-label-width="0.25in"/>
      </text:list-level-style-number>
      <text:list-level-style-number text:level="6" style:num-suffix="." style:num-format="i">
        <style:list-level-properties text:min-label-width="3.4791in" text:min-label-distance="0.1252in" fo:text-align="end"/>
      </text:list-level-style-number>
      <text:list-level-style-number text:level="7" style:num-suffix="." style:num-format="1">
        <style:list-level-properties text:space-before="3.7291in" text:min-label-width="0.25in"/>
      </text:list-level-style-number>
      <text:list-level-style-number text:level="8" style:num-suffix="." style:num-format="a" style:num-letter-sync="true">
        <style:list-level-properties text:space-before="4.2291in" text:min-label-width="0.25in"/>
      </text:list-level-style-number>
      <text:list-level-style-number text:level="9" style:num-suffix="." style:num-format="i">
        <style:list-level-properties text:min-label-width="4.9791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3937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 text:start-value="6">
        <style:list-level-properties text:min-label-width="0.3937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-0.4165in" text:min-label-width="0.416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0398in"/>
        <style:text-properties style:font-name="Symbol"/>
      </text:list-level-style-bullet>
      <text:list-level-style-bullet text:level="2" text:style-name="WW8Num7z1" style:num-suffix=".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-0.4165in" text:min-label-width="0.4165in"/>
      </text:list-level-style-number>
      <text:list-level-style-number text:level="2" style:num-suffix="." style:num-format="a" style:num-letter-sync="true">
        <style:list-level-properties text:space-before="0.0835in" text:min-label-width="0.25in"/>
      </text:list-level-style-number>
      <text:list-level-style-number text:level="3" style:num-suffix="." style:num-format="i">
        <style:list-level-properties text:min-label-width="0.8335in" text:min-label-distance="0.1252in" fo:text-align="end"/>
      </text:list-level-style-number>
      <text:list-level-style-number text:level="4" style:num-suffix="." style:num-format="1">
        <style:list-level-properties text:space-before="1.0835in" text:min-label-width="0.25in"/>
      </text:list-level-style-number>
      <text:list-level-style-number text:level="5" style:num-suffix="." style:num-format="a" style:num-letter-sync="true">
        <style:list-level-properties text:space-before="1.5835in" text:min-label-width="0.25in"/>
      </text:list-level-style-number>
      <text:list-level-style-number text:level="6" style:num-suffix="." style:num-format="i">
        <style:list-level-properties text:min-label-width="2.3335in" text:min-label-distance="0.1252in" fo:text-align="end"/>
      </text:list-level-style-number>
      <text:list-level-style-number text:level="7" style:num-suffix="." style:num-format="1">
        <style:list-level-properties text:space-before="2.5835in" text:min-label-width="0.25in"/>
      </text:list-level-style-number>
      <text:list-level-style-number text:level="8" style:num-suffix="." style:num-format="a" style:num-letter-sync="true">
        <style:list-level-properties text:space-before="3.0835in" text:min-label-width="0.25in"/>
      </text:list-level-style-number>
      <text:list-level-style-number text:level="9" style:num-suffix="." style:num-format="i">
        <style:list-level-properties text:min-label-width="3.833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1181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2">
        <style:list-level-properties text:space-before="-0.1665in" text:min-label-width="0.5in"/>
      </text:list-level-style-number>
      <text:list-level-style-number text:level="2" style:num-suffix="." style:num-format="a" style:num-letter-sync="true">
        <style:list-level-properties text:space-before="0.3335in" text:min-label-width="0.25in"/>
      </text:list-level-style-number>
      <text:list-level-style-number text:level="3" style:num-suffix="." style:num-format="i">
        <style:list-level-properties text:min-label-width="1.0835in" text:min-label-distance="0.1252in" fo:text-align="end"/>
      </text:list-level-style-number>
      <text:list-level-style-number text:level="4" style:num-suffix="." style:num-format="1">
        <style:list-level-properties text:space-before="1.3335in" text:min-label-width="0.25in"/>
      </text:list-level-style-number>
      <text:list-level-style-number text:level="5" style:num-suffix="." style:num-format="a" style:num-letter-sync="true">
        <style:list-level-properties text:space-before="1.8335in" text:min-label-width="0.25in"/>
      </text:list-level-style-number>
      <text:list-level-style-number text:level="6" style:num-suffix="." style:num-format="i">
        <style:list-level-properties text:min-label-width="2.5835in" text:min-label-distance="0.1252in" fo:text-align="end"/>
      </text:list-level-style-number>
      <text:list-level-style-number text:level="7" style:num-suffix="." style:num-format="1">
        <style:list-level-properties text:space-before="2.8335in" text:min-label-width="0.25in"/>
      </text:list-level-style-number>
      <text:list-level-style-number text:level="8" style:num-suffix="." style:num-format="a" style:num-letter-sync="true">
        <style:list-level-properties text:space-before="3.3335in" text:min-label-width="0.25in"/>
      </text:list-level-style-number>
      <text:list-level-style-number text:level="9" style:num-suffix="." style:num-format="i">
        <style:list-level-properties text:min-label-width="4.083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0398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0398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3937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bullet text:level="1" text:style-name="WW8Num17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2.8839in" style:type="center"/>
          <style:tab-stop style:position="5.6945in" style:type="right"/>
        </style:tab-stops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paragraph-properties fo:margin-left="0in" fo:margin-right="0.0661in" fo:text-indent="0in" style:auto-text-indent="false"/>
      <style:text-properties fo:color="#000000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in" fo:margin-right="0.0661in" fo:text-indent="0in" style:auto-text-indent="false"/>
      <style:text-properties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.0661in" fo:text-indent="0in" style:auto-text-indent="false">
        <style:tab-stops>
          <style:tab-stop style:position="4.861in" style:type="right"/>
        </style:tab-stops>
      </style:paragraph-properties>
    </style:style>
    <style:style style:name="P5" style:family="paragraph">
      <style:paragraph-properties style:writing-mode="lr-tb"/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Footer">
      <style:paragraph-properties fo:margin-left="-0.4862in" fo:margin-right="0in" fo:text-align="center" style:justify-single-word="false" fo:text-indent="0in" style:auto-text-indent="false">
        <style:tab-stops>
          <style:tab-stop style:position="3.3701in" style:type="center"/>
          <style:tab-stop style:position="6.2543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color="#000000" fo:font-size="14pt" fo:font-weight="bold" style:font-size-asian="14pt" style:font-weight-asian="bold" style:font-size-complex="14pt"/>
    </style:style>
    <style:style style:name="T2" style:family="text">
      <style:text-properties fo:color="#000000" fo:font-size="12pt" fo:font-weight="bold" style:font-size-asian="12pt" style:font-weight-asian="bold" style:font-size-complex="12pt"/>
    </style:style>
    <style:style style:name="T3" style:family="text">
      <style:text-properties fo:language="en" fo:country="US"/>
    </style:style>
    <style:style style:name="T4" style:family="text">
      <style:text-properties fo:color="#000000" fo:font-size="16pt" fo:font-weight="bold" style:font-size-asian="16pt" style:font-weight-asian="bold" style:font-size-complex="16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gr1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pm1">
      <style:page-layout-properties fo:page-width="8.2673in" fo:page-height="11.6925in" style:num-format="1" style:print-orientation="portrait" fo:margin-top="0.7874in" fo:margin-bottom="0.5909in" fo:margin-left="0.9846in" fo:margin-right="0.3937in" style:writing-mode="lr-tb" style:layout-grid-color="#c0c0c0" style:layout-grid-lines="41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Frame1" text:anchor-type="char" svg:x="2.1528in" svg:y="-0.2591in" svg:width="4.9307in" svg:height="0.8752in" draw:z-index="29"><draw:text-box><text:p text:style-name="P2">DEST Research Publications Collection</text:p><text:p text:style-name="P3">Publication Year 2005</text:p><text:p text:style-name="P4"><text:span text:style-name="T1">A1 – Book</text:span><text:span text:style-name="T2"><text:tab/>VERIFICATION PAGE</text:span></text:p></draw:text-box></draw:frame><draw:custom-shape text:anchor-type="char" draw:z-index="31" draw:style-name="gr1" draw:text-style-name="P5" svg:width="7.5004in" svg:height="1.0004in" svg:x="-0.4165in" svg:y="-0.4154in"><text:p/><draw:enhanced-geometry svg:viewBox="0 0 21600 21600" draw:type="rectangle" draw:enhanced-path="M 0 0 L 21600 0 21600 21600 0 21600 0 0 Z N"/></draw:custom-shape><draw:frame draw:style-name="fr2" draw:name="graphics1" text:anchor-type="char" svg:x="-0.3472in" svg:y="-0.0402in" svg:width="2.4272in" svg:height="0.3437in" draw:z-index="30"><draw:image xlink:href="Pictures/10000000000002D800000066B2CE42A8.png" xlink:type="simple" xlink:show="embed" xlink:actuate="onLoad"/><draw:contour-polygon svg:width="2.426in" svg:height="0.3307in" svg:viewBox="0 0 6162 840" draw:points="0,0 0,840 6162,840 6162,0"/></draw:frame></text:p>
        <text:p text:style-name="P6"/>
      </style:header>
      <style:footer>
        <text:p text:style-name="P7"><text:span text:style-name="T3">DEST Research Publications Collection </text:span><text:span text:style-name="T3"><text:file-name text:display="name-and-extension">A1 Book Form.sdw</text:file-name></text:span><text:span text:style-name="T3"> </text:span></text:p>
        <text:p text:style-name="P7"><text:span text:style-name="T3">Page </text:span><text:span text:style-name="T3"><text:page-number text:select-page="current">2</text:page-number></text:span><text:span text:style-name="T3"> of </text:span><text:span text:style-name="T3"><text:page-count style:num-format="1">2</text:page-count></text:span></text:p>
      </style:footer>
    </style:master-page>
    <style:master-page style:name="First_20_Page" style:display-name="First Page" style:page-layout-name="pm1" style:next-style-name="Standard">
      <style:header>
        <text:p text:style-name="P1"><draw:frame draw:style-name="fr3" draw:name="Frame2" text:anchor-type="char" svg:x="2.1528in" svg:y="-0.2591in" svg:width="4.9307in" svg:height="0.8752in" draw:z-index="32"><draw:text-box><text:p text:style-name="P2">DEST Research Publications Collection</text:p><text:p text:style-name="P3">Publication Year 2005</text:p><text:p text:style-name="P4"><text:span text:style-name="T1">A1 – Book</text:span><text:span text:style-name="T2"><text:tab/>PWI Ref No. </text:span><text:span text:style-name="T4">2005………..</text:span></text:p></draw:text-box></draw:frame><draw:custom-shape text:anchor-type="char" draw:z-index="34" draw:style-name="gr1" draw:text-style-name="P5" svg:width="7.5004in" svg:height="1.0004in" svg:x="-0.4165in" svg:y="-0.4154in"><text:p/><draw:enhanced-geometry svg:viewBox="0 0 21600 21600" draw:type="rectangle" draw:enhanced-path="M 0 0 L 21600 0 21600 21600 0 21600 0 0 Z N"/></draw:custom-shape><draw:frame draw:style-name="fr2" draw:name="graphics2" text:anchor-type="char" svg:x="-0.3472in" svg:y="-0.0402in" svg:width="2.4272in" svg:height="0.3437in" draw:z-index="33"><draw:image xlink:href="Pictures/10000000000002D800000066B2CE42A8.png" xlink:type="simple" xlink:show="embed" xlink:actuate="onLoad"/><draw:contour-polygon svg:width="2.426in" svg:height="0.3307in" svg:viewBox="0 0 6162 840" draw:points="0,0 0,840 6162,840 6162,0"/></draw:frame></text:p>
        <text:p text:style-name="P6"/>
        <text:p text:style-name="Header"/>
      </style:header>
      <style:footer>
        <text:p text:style-name="P8"><text:span text:style-name="T3">DEST Research Publications Collection </text:span><text:span text:style-name="T3"><text:file-name text:display="name-and-extension">A1 Book Form.sdw</text:file-name></text:span><text:span text:style-name="T3"> </text:span></text:p>
        <text:p text:style-name="P8"><text:span text:style-name="T3">Page </text:span><text:span text:style-name="T3"><text:page-number text:select-page="current">2</text:page-number></text:span><text:span text:style-name="T3"> of </text:span><text:span text:style-name="T3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dc:title>Book Details</dc:title>
    <meta:initial-creator>Ebony Mathews</meta:initial-creator>
    <meta:creation-date>2005-11-28T10:09:00</meta:creation-date>
    <dc:creator>Ebony Mathews</dc:creator>
    <dc:date>2005-11-28T10:16:00</dc:date>
    <meta:print-date>2005-11-28T11:10:00</meta:print-date>
    <dc:language>en-US</dc:language>
    <meta:editing-cycles>4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7" meta:image-count="2" meta:object-count="0" meta:page-count="2" meta:paragraph-count="183" meta:word-count="531" meta:character-count="3650"/>
  </office:meta>
</office:document-meta>
</file>